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1200d" officeooo:paragraph-rsid="0011200d" style:font-size-asian="16pt" style:font-size-complex="16pt"/>
    </style:style>
    <style:style style:name="P2" style:family="paragraph" style:parent-style-name="Standard">
      <style:text-properties fo:font-size="16pt" officeooo:rsid="0014833c" officeooo:paragraph-rsid="0014833c" style:font-size-asian="16pt" style:font-size-complex="16pt"/>
    </style:style>
    <style:style style:name="P3" style:family="paragraph" style:parent-style-name="Standard">
      <style:text-properties fo:font-size="16pt" officeooo:rsid="0019b077" officeooo:paragraph-rsid="0019b077" style:font-size-asian="16pt" style:font-size-complex="16pt"/>
    </style:style>
    <style:style style:name="T1" style:family="text">
      <style:text-properties officeooo:rsid="00144f5c"/>
    </style:style>
    <style:style style:name="T2" style:family="text">
      <style:text-properties officeooo:rsid="001643ca"/>
    </style:style>
    <style:style style:name="T3" style:family="text">
      <style:text-properties officeooo:rsid="0017d842"/>
    </style:style>
    <style:style style:name="T4" style:family="text">
      <style:text-properties officeooo:rsid="0019b077"/>
    </style:style>
    <style:style style:name="T5" style:family="text">
      <style:text-properties officeooo:rsid="001b94ca"/>
    </style:style>
    <style:style style:name="T6" style:family="text">
      <style:text-properties officeooo:rsid="001bac29"/>
    </style:style>
    <style:style style:name="T7" style:family="text">
      <style:text-properties officeooo:rsid="001cd29a"/>
    </style:style>
    <style:style style:name="T8" style:family="text">
      <style:text-properties officeooo:rsid="001d1b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was put in charge of securely controlling access to the company’s AWS resources which allowed me manage users and user permissions on the AWS Console.</text:p>
      <text:p text:style-name="P1"/>
      <text:p text:style-name="P1">My role as the IAM Administrator of the company allowed me to create user groups (Collection of IAM Users) <text:span text:style-name="T5">for the Development, Production and DevOps. </text:span><text:span text:style-name="T6">I categorized these groups into two main categories which where the Functional group (Development and Production) and the </text:span><text:span text:style-name="T7">Access Level group (DevOps) which has significantly higher account access than the Function group. This </text:span>made it easier and more efficient to manage access, <text:span text:style-name="T5">permissions and monitor the use of resources and login activities </text:span><text:s/>by multiple users, <text:span text:style-name="T5">I gave permissions and access to only what </text:span><text:span text:style-name="T6">was</text:span><text:span text:style-name="T5"> necessary for the Development, Production and DevOps user-groups </text:span><text:span text:style-name="T6">to functionally operate</text:span><text:span text:style-name="T5"> which solved the problem of resource mismanagement of the </text:span><text:span text:style-name="T8">company’s AWS resources</text:span> and so doing, I created unique names and access keys which staffs used to interact with the AWS services. Dues to my experience and efficiency, I created IAM policies to grant higher permissions and rights to access and control to some specific staff members and user-groups and I also created IAM roles which grant users with temporary access to certain resources which in tend reduced cost on usage of the AWS account. </text:p>
      <text:p text:style-name="P1"/>
      <text:p text:style-name="P1">The creation of the IAM users was a huge success as it increased the overall output of the company by 30% as we were able to group staff <text:span text:style-name="T1">members in their respective stages, and also also reduce company expenditures on AWS resources by continuous monitoring of the user-groups.</text:span></text:p>
      <text:p text:style-name="P1"/>
      <text:p text:style-name="P2">In addition, I created MFA Policies (Multi Factor Authentication) which is a crucial step in securing a client’s AWS environment. This enabled me to add extra an extra layer of protection against unauthorized access and compromised credentials. <text:s/>It required users to provide two or more verification factors (Passwords and 1 time code). I kept these MFA policies effective by doing constant monitoring and update over time.</text:p>
      <text:p text:style-name="P2"/>
      <text:p text:style-name="P2"><text:span text:style-name="T2">Also with my exceptional skills set, I implemented the principle of least privilege which is a fundamental security best practice in AWS IAM. This principle states that users and services should only be granted the minimum </text:span><text:soft-page-break/><text:span text:style-name="T2">permissions necessary to perform their job functions which in tend reduced the risk of over-provisioning and potential data breach for the company. I created these policies for the Development, Production and DevOps user-groups of the company that precisely defined the actions and resources that are allowed or denied for each group. The use of least </text:span><text:span text:style-name="T4">privilege policies were</text:span><text:span text:style-name="T2"> kept effective by continuous <text:s/>policy management and monitoring</text:span> <text:span text:style-name="T3">of users activities through IAM logging and integration with other AWS services such as CloudTrail.</text:span></text:p>
      <text:p text:style-name="P2"/>
      <text:p text:style-name="P3">In addition to creating multi-factor authentication and least privilege policies, I was in charge of creating and implementing Account-Level and Identity-based policies which enforced the organization’s wide security measures on it’s AWS account (Account-Level) and on the IAM users and user-groups (Identity-Based)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4T12:14:29.404360443</meta:creation-date>
    <dc:date>2024-07-05T08:09:23.279575521</dc:date>
    <meta:editing-duration>PT23M3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6" meta:word-count="483" meta:character-count="3082" meta:non-whitespace-character-count="2601"/>
  </office:meta>
</office:document-meta>
</file>